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Helper.buildScript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ScriptHelper.buildFunction( Element element , String [ ] argument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avaScriptHelper.execScript( Script script , Map values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avaScriptHelper.getParentScope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ScriptHelper.callFunction( Function func , Object thisObject , Object [ ] arguments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vaScriptHelper.getRoot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